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text-properties officeooo:rsid="0006a4f9" officeooo:paragraph-rsid="0006a4f9"/>
    </style:style>
    <style:style style:name="P3" style:family="paragraph" style:parent-style-name="Text_20_body" style:list-style-name="L2">
      <style:text-properties officeooo:rsid="0006c228" officeooo:paragraph-rsid="0006c228"/>
    </style:style>
    <style:style style:name="T1" style:family="text">
      <style:text-properties officeooo:rsid="0006c2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iral Model</text:p>
      <text:list xml:id="list1036727948" text:style-name="L2">
        <text:list-item>
          <text:p text:style-name="P1">Hvad er spiralmodellen og hvordan indgår risikoanalyse?</text:p>
          <text:list>
            <text:list-item>
              <text:p text:style-name="P2">Procesmodel</text:p>
            </text:list-item>
            <text:list-item>
              <text:p text:style-name="P2">Refinement of waterfall model, evolutionary <text:span text:style-name="T1">model</text:span></text:p>
            </text:list-item>
            <text:list-item>
              <text:p text:style-name="P3">Risk analysis in early phase</text:p>
            </text:list-item>
          </text:list>
        </text:list-item>
        <text:list-item>
          <text:p text:style-name="P1">Hvilke procesmodeller er spiralmodellen en reaktion på?</text:p>
          <text:list>
            <text:list-item>
              <text:p text:style-name="P2">Plan driven fx waterfall</text:p>
            </text:list-item>
            <text:list-item>
              <text:p text:style-name="P2"><text:span text:style-name="T1">E</text:span>volutionary model</text:p>
            </text:list-item>
          </text:list>
        </text:list-item>
        <text:list-item>
          <text:p text:style-name="P1">Hvad er Boehms fokus med spiral modellen</text:p>
        </text:list-item>
        <text:list-item>
          <text:p text:style-name="P1">Hvad er Böhms primære risici (spiralmodel article)</text:p>
        </text:list-item>
        <text:list-item>
          <text:p text:style-name="P1">Hvad har Boehms spiralmodel med riskostyring at gøre?</text:p>
        </text:list-item>
        <text:list-item>
          <text:p text:style-name="P1">Kan du sætte modellen i perspektiv til requirement specification?</text:p>
        </text:list-item>
        <text:list-item>
          <text:p text:style-name="P1">Hvordan laver man en risikoanalyse</text:p>
        </text:list-item>
        <text:list-item>
          <text:p text:style-name="P1">Hvordan indgår risk management i project manage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2:16:55.683504938</meta:creation-date>
    <dc:date>2019-01-06T14:01:16.831325628</dc:date>
    <meta:editing-duration>PT1H24M</meta:editing-duration>
    <meta:editing-cycles>3</meta:editing-cycles>
    <meta:generator>LibreOffice/6.1.4.2$Linux_X86_64 LibreOffice_project/10$Build-2</meta:generator>
    <meta:document-statistic meta:table-count="0" meta:image-count="0" meta:object-count="0" meta:page-count="1" meta:paragraph-count="14" meta:word-count="90" meta:character-count="558" meta:non-whitespace-character-count="495"/>
  </office:meta>
</office:document-meta>
</file>